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725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6.339cm"/>
    </style:style>
    <style:style style:name="Tableau1.D" style:family="table-column">
      <style:table-column-properties style:column-width="5.7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1.22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009900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ext_20_body">
      <style:paragraph-properties fo:text-align="start" style:justify-single-word="false" style:vertical-align="middle"/>
    </style:style>
    <style:style style:name="P4" style:family="paragraph" style:parent-style-name="Table_20_Contents">
      <style:text-properties officeooo:paragraph-rsid="0010faab"/>
    </style:style>
    <style:style style:name="T1" style:family="text">
      <style:text-properties officeooo:rsid="0010f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apport de séance <text:span text:style-name="T1">7</text:span></text:p>
      <text:p text:style-name="Text_20_body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résence</text:p>
          </table:table-cell>
          <table:table-cell table:style-name="Tableau1.A1" office:value-type="string">
            <text:p text:style-name="P1">Tâche</text:p>
          </table:table-cell>
          <table:table-cell table:style-name="Tableau1.D1" office:value-type="string">
            <text:p text:style-name="P1">Commun</text:p>
          </table:table-cell>
        </table:table-row>
        <table:table-row table:style-name="Tableau1.2">
          <table:table-cell table:style-name="Tableau1.A2" office:value-type="string">
            <text:p text:style-name="Table_20_Contents">Combasteix</text:p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P4"><text:span text:style-name="T1">Programmation des classes s'occupant des indices</text:span></text:p>
          </table:table-cell>
          <table:table-cell table:style-name="Tableau1.D2" table:number-rows-spanned="8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Table_20_Contents">Di Carlo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P4"><text:span text:style-name="T1">Reprise du cahier des charges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ion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P4"><text:span text:style-name="T1">Programmation de la classe qui s'occupe des sauvegardes/chargements <text:s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ualet</text:p>
            <text:p text:style-name="Table_20_Contents"/>
          </table:table-cell>
          <table:table-cell table:style-name="Tableau1.B2" office:value-type="string">
            <text:p text:style-name="P2"/>
          </table:table-cell>
          <table:table-cell table:style-name="Tableau1.A2" office:value-type="string">
            <text:p text:style-name="P4"><text:span text:style-name="T1">Création de grille, programmation GTK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Prod'homme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4"><text:span text:style-name="T1">Reprise du cahier des charges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Lebourdais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4"><text:span text:style-name="T1">Aide des classes en rapport avec la classe grille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Messagier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4"><text:span text:style-name="T1">Programmation de la classe jeu compétitif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Table_20_Contents">Oktay</text:p>
          </table:table-cell>
          <table:table-cell table:style-name="Tableau1.B2" office:value-type="string">
            <text:p text:style-name="Table_20_Contents"/>
          </table:table-cell>
          <table:table-cell table:style-name="Tableau1.A2" office:value-type="string">
            <text:p text:style-name="P4"><text:span text:style-name="T1">Programmation de la classe jeu compétitif</text:span></text:p>
          </table:table-cell>
          <table:covered-table-cell/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25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name-complex="Ari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ête" style:family="paragraph" style:parent-style-name="Standard" style:default-outline-level="" style:list-style-name="" style:class="text">
      <style:text-properties fo:font-size="13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uto" style:page-number="auto" fo:background-color="transparent" style:shadow="none">
        <style:tab-stops/>
        <style:background-image/>
      </style:paragraph-properties>
      <style:text-properties fo:font-size="17pt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20:06</meta:creation-date>
    <meta:editing-duration>P0D</meta:editing-duration>
    <meta:editing-cycles>2</meta:editing-cycles>
    <meta:generator>LibreOffice/3.6$Linux_X86_64 LibreOffice_project/360m1$Build-2</meta:generator>
    <meta:initial-creator>benjamin di_carlo</meta:initial-creator>
    <dc:date>2018-02-01T16:27:27</dc:date>
    <dc:creator>benjamin di_carlo</dc:creator>
    <meta:document-statistic meta:table-count="1" meta:image-count="0" meta:object-count="0" meta:page-count="1" meta:paragraph-count="20" meta:word-count="66" meta:character-count="443" meta:non-whitespace-character-count="395"/>
  </office:meta>
</office:document-meta>
</file>